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0000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-color="#2800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.869cm"/>
    </style:style>
    <style:style style:name="gr11" style:family="graphic" style:parent-style-name="standard">
      <style:graphic-properties draw:fill-color="#355e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1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-color="#804c19" draw:textarea-horizontal-align="justify" draw:textarea-vertical-align="middle" draw:auto-grow-height="false"/>
    </style:style>
    <style:style style:name="gr19" style:family="graphic" style:parent-style-name="standard">
      <style:graphic-properties draw:fill-color="#ffb515" draw:textarea-horizontal-align="center" draw:textarea-vertical-align="middle"/>
    </style:style>
    <style:style style:name="gr20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5cm" fo:min-width="0cm"/>
    </style:style>
    <style:style style:name="gr23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2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-color="#4c19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4" draw:id="id14" draw:layer="layout" svg:width="12cm" svg:height="10cm" svg:x="12cm" svg:y="17cm">
          <draw:glue-point draw:id="4" svg:x="-5.002cm" svg:y="-4.5cm"/>
          <draw:glue-point draw:id="5" svg:x="-5.002cm" svg:y="-2.5cm"/>
          <draw:glue-point draw:id="6" svg:x="-5.002cm" svg:y="-0.5cm"/>
          <draw:glue-point draw:id="7" svg:x="-5.002cm" svg:y="1.5cm"/>
          <draw:glue-point draw:id="8" svg:x="-5.002cm" svg:y="4cm"/>
          <draw:glue-point draw:id="9" svg:x="-5cm" svg:y="-3.5cm"/>
          <draw:glue-point draw:id="10" svg:x="-5cm" svg:y="-1.5cm"/>
          <draw:glue-point draw:id="11" svg:x="-5cm" svg:y="1cm"/>
          <draw:glue-point draw:id="12" svg:x="-5cm" svg:y="2.5cm"/>
          <draw:glue-point draw:id="13" svg:x="-5cm" svg:y="4.5cm"/>
          <draw:glue-point draw:id="14" svg:x="-5cm" svg:y="3.5cm"/>
          <draw:glue-point draw:id="15" svg:x="-5cm" svg:y="0.5cm"/>
          <draw:glue-point draw:id="16" svg:x="5cm" svg:y="-2.5cm"/>
          <text:p text:style-name="P1">1A, 2A, 3A, 4A, 5A</text:p>
          <text:p text:style-name="P1">2B, 3B, 4B, 5B, 6B</text:p>
          <text:p text:style-name="P1">SBlank</text:p>
          <text:p text:style-name="P1">(Switched)</text:p>
        </draw:rect>
        <draw:rect draw:style-name="gr1" draw:text-style-name="P1" xml:id="id2" draw:id="id2" draw:layer="layout" svg:width="5cm" svg:height="2cm" svg:x="15cm" svg:y="3.1cm">
          <text:p text:style-name="P1">TA</text:p>
          <text:p text:style-name="P1">(Unswitched)</text:p>
        </draw:rect>
        <draw:rect draw:style-name="gr1" draw:text-style-name="P1" xml:id="id3" draw:id="id3" draw:layer="layout" svg:width="5cm" svg:height="2cm" svg:x="15cm" svg:y="6.601cm">
          <text:p text:style-name="P1">TB</text:p>
          <text:p text:style-name="P1">(Unswitched)</text:p>
        </draw:rect>
        <draw:rect draw:style-name="gr1" draw:text-style-name="P1" xml:id="id4" draw:id="id4" draw:layer="layout" svg:width="5cm" svg:height="2.5cm" svg:x="15cm" svg:y="9.5cm">
          <text:p text:style-name="P1">7A</text:p>
          <text:p text:style-name="P1">(Unswitched)</text:p>
          <text:p text:style-name="P1">Recessed 1/8"</text:p>
        </draw:rect>
        <draw:rect draw:style-name="gr1" draw:text-style-name="P1" xml:id="id5" draw:id="id5" draw:layer="layout" svg:width="5cm" svg:height="2cm" svg:x="15cm" svg:y="13.5cm">
          <text:p text:style-name="P1">UBlank</text:p>
          <text:p text:style-name="P1">(Unswitched)</text:p>
        </draw:rect>
        <draw:rect draw:style-name="gr2" draw:text-style-name="P2" xml:id="id1" draw:id="id1" draw:layer="layout" svg:width="5cm" svg:height="1.5cm" svg:x="4.5cm" svg:y="9.1cm">
          <text:p text:style-name="P1"><text:span text:style-name="T1">Unswitched HV</text:span></text:p>
          <text:p text:style-name="P1"><text:span text:style-name="T1">950V</text:span></text:p>
        </draw:rect>
        <draw:connector draw:style-name="gr3" draw:text-style-name="P1" draw:layer="layout" svg:x1="9.5cm" svg:y1="9.85cm" svg:x2="15cm" svg:y2="4.1cm" draw:start-shape="id1" draw:start-glue-point="1" draw:end-shape="id2" draw:end-glue-point="3" svg:d="m9500 9850h2750v-5750h2750">
          <text:p/>
        </draw:connector>
        <draw:connector draw:style-name="gr3" draw:text-style-name="P1" draw:layer="layout" svg:x1="9.5cm" svg:y1="9.85cm" svg:x2="15cm" svg:y2="7.601cm" draw:start-shape="id1" draw:start-glue-point="1" draw:end-shape="id3" svg:d="m9500 9850h2750v-2249h2750">
          <text:p/>
        </draw:connector>
        <draw:connector draw:style-name="gr3" draw:text-style-name="P1" draw:layer="layout" svg:x1="9.5cm" svg:y1="9.85cm" svg:x2="15cm" svg:y2="10.75cm" draw:start-shape="id1" draw:start-glue-point="1" draw:end-shape="id4" svg:d="m9500 9850h2750v900h2750">
          <text:p/>
        </draw:connector>
        <draw:connector draw:style-name="gr3" draw:text-style-name="P1" draw:layer="layout" svg:x1="9.5cm" svg:y1="9.85cm" svg:x2="15cm" svg:y2="14.5cm" draw:start-shape="id1" draw:start-glue-point="1" draw:end-shape="id5" draw:end-glue-point="3" svg:d="m9500 9850h2750v4650h2750">
          <text:p/>
        </draw:connector>
        <draw:rect draw:style-name="gr2" draw:text-style-name="P2" xml:id="id19" draw:id="id19" draw:layer="layout" svg:width="5cm" svg:height="1.5cm" svg:x="4.601cm" svg:y="17.2cm">
          <text:p text:style-name="P1"><text:span text:style-name="T1">HV Main</text:span></text:p>
          <text:p text:style-name="P1"><text:span text:style-name="T1">1200V</text:span></text:p>
        </draw:rect>
        <draw:rect draw:style-name="gr2" draw:text-style-name="P2" xml:id="id20" draw:id="id20" draw:layer="layout" svg:width="5cm" svg:height="1.5cm" svg:x="4.601cm" svg:y="19.2cm">
          <text:p text:style-name="P1"><text:span text:style-name="T1">HV D2</text:span></text:p>
          <text:p text:style-name="P1"><text:span text:style-name="T1">370V</text:span></text:p>
        </draw:rect>
        <draw:rect draw:style-name="gr2" draw:text-style-name="P2" xml:id="id39" draw:id="id39" draw:layer="layout" svg:width="5cm" svg:height="1.5cm" svg:x="4.601cm" svg:y="21.2cm">
          <text:p text:style-name="P1"><text:span text:style-name="T1">HV D1</text:span></text:p>
          <text:p text:style-name="P1"><text:span text:style-name="T1">278V</text:span></text:p>
        </draw:rect>
        <draw:rect draw:style-name="gr2" draw:text-style-name="P2" xml:id="id40" draw:id="id40" draw:layer="layout" svg:width="5cm" svg:height="1.5cm" svg:x="4.601cm" svg:y="23.3cm">
          <text:p text:style-name="P1"><text:span text:style-name="T1">+5V Pwr</text:span></text:p>
          <text:p text:style-name="P1"><text:span text:style-name="T1">2A</text:span></text:p>
        </draw:rect>
        <draw:connector draw:style-name="gr3" draw:text-style-name="P1" draw:layer="layout" svg:x1="20cm" svg:y1="4.1cm" svg:x2="27.901cm" svg:y2="4.1cm" draw:start-shape="id2" draw:start-glue-point="1" draw:end-shape="id6" draw:end-glue-point="3" svg:d="m20000 4100h7901">
          <text:p/>
        </draw:connector>
        <draw:connector draw:style-name="gr3" draw:text-style-name="P1" draw:layer="layout" svg:x1="20cm" svg:y1="7.601cm" svg:x2="27.9cm" svg:y2="7.6cm" draw:start-shape="id3" draw:start-glue-point="1" draw:end-shape="id7" draw:end-glue-point="3" svg:d="m20000 7601h3950v-1h3950">
          <text:p/>
        </draw:connector>
        <draw:rect draw:style-name="gr4" draw:text-style-name="P3" xml:id="id6" draw:id="id6" draw:layer="layout" svg:width="5cm" svg:height="2cm" svg:x="27.901cm" svg:y="3.1cm">
          <draw:glue-point draw:id="4" svg:x="5cm" svg:y="-3cm"/>
          <draw:glue-point draw:id="5" svg:x="5cm" svg:y="2cm"/>
          <text:p text:style-name="P1"><text:span text:style-name="T2">50 Ohm Splitter</text:span></text:p>
        </draw:rect>
        <draw:rect draw:style-name="gr4" draw:text-style-name="P3" xml:id="id8" draw:id="id8" draw:layer="layout" svg:width="5cm" svg:height="2cm" svg:x="52cm" svg:y="3.5cm">
          <text:p text:style-name="P1"><text:span text:style-name="T2">Long Cable</text:span></text:p>
          <text:p text:style-name="P1"><text:span text:style-name="T2">(188 ns)</text:span></text:p>
        </draw:rect>
        <draw:rect draw:style-name="gr5" draw:text-style-name="P1" xml:id="id10" draw:id="id10" draw:layer="layout" svg:width="5cm" svg:height="2cm" svg:x="89.877cm" svg:y="3.519cm">
          <text:p text:style-name="P1">2249WB</text:p>
          <text:p text:style-name="P1">CH1</text:p>
        </draw:rect>
        <draw:rect draw:style-name="gr5" draw:text-style-name="P1" xml:id="id11" draw:id="id11" draw:layer="layout" svg:width="5cm" svg:height="2cm" svg:x="89.877cm" svg:y="7.019cm">
          <text:p text:style-name="P1">2249WB</text:p>
          <text:p text:style-name="P1">CH2</text:p>
        </draw:rect>
        <draw:custom-shape draw:style-name="gr6" draw:text-style-name="P3" xml:id="id76" draw:id="id76" draw:layer="layout" svg:width="2cm" svg:height="1.5cm" svg:x="42cm" svg:y="1.8cm">
          <text:p text:style-name="P1"><text:span text:style-name="T2">TA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32.901cm" svg:y1="4.5cm" svg:x2="52cm" svg:y2="4.5cm" draw:start-shape="id6" draw:start-glue-point="5" draw:end-shape="id8" draw:end-glue-point="3" svg:d="m32901 4500h19099">
          <text:p/>
        </draw:connector>
        <draw:rect draw:style-name="gr4" draw:text-style-name="P3" xml:id="id7" draw:id="id7" draw:layer="layout" svg:width="5cm" svg:height="2cm" svg:x="27.9cm" svg:y="6.6cm">
          <draw:glue-point draw:id="4" svg:x="5cm" svg:y="-3cm"/>
          <draw:glue-point draw:id="5" svg:x="5cm" svg:y="2cm"/>
          <text:p text:style-name="P1"><text:span text:style-name="T2">50 Ohm Splitter</text:span></text:p>
        </draw:rect>
        <draw:rect draw:style-name="gr4" draw:text-style-name="P3" xml:id="id9" draw:id="id9" draw:layer="layout" svg:width="5cm" svg:height="2cm" svg:x="51.9cm" svg:y="7cm">
          <text:p text:style-name="P1"><text:span text:style-name="T2">Long Cable</text:span></text:p>
          <text:p text:style-name="P1"><text:span text:style-name="T2">(188 ns)</text:span></text:p>
        </draw:rect>
        <draw:custom-shape draw:style-name="gr6" draw:text-style-name="P3" xml:id="id78" draw:id="id78" draw:layer="layout" svg:width="2cm" svg:height="1.5cm" svg:x="42cm" svg:y="6cm">
          <text:p text:style-name="P1"><text:span text:style-name="T2">TB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32.9cm" svg:y1="8cm" svg:x2="51.9cm" svg:y2="8cm" draw:start-shape="id7" draw:start-glue-point="5" draw:end-shape="id9" draw:end-glue-point="3" svg:d="m32900 8000h19000">
          <text:p/>
        </draw:connector>
        <draw:connector draw:style-name="gr3" draw:text-style-name="P1" draw:layer="layout" svg:x1="57cm" svg:y1="4.5cm" svg:x2="89.877cm" svg:y2="4.519cm" draw:start-shape="id8" draw:start-glue-point="1" draw:end-shape="id10" draw:end-glue-point="3" svg:d="m57000 4500h16439v19h16438">
          <text:p/>
        </draw:connector>
        <draw:connector draw:style-name="gr3" draw:text-style-name="P1" draw:layer="layout" svg:x1="56.9cm" svg:y1="8cm" svg:x2="89.877cm" svg:y2="8.019cm" draw:start-shape="id9" draw:start-glue-point="1" draw:end-shape="id11" draw:end-glue-point="3" svg:d="m56900 8000h16489v19h16488">
          <text:p/>
        </draw:connector>
        <draw:rect draw:style-name="gr4" draw:text-style-name="P3" xml:id="id15" draw:id="id15" draw:layer="layout" svg:width="5cm" svg:height="2cm" svg:x="51.901cm" svg:y="17.7cm">
          <text:p text:style-name="P1"><text:span text:style-name="T2">Long Cables</text:span></text:p>
          <text:p text:style-name="P1"><text:span text:style-name="T2">(188 ns)</text:span></text:p>
        </draw:rect>
        <draw:rect draw:style-name="gr5" draw:text-style-name="P1" xml:id="id13" draw:id="id13" draw:layer="layout" svg:width="5cm" svg:height="2cm" svg:x="89.876cm" svg:y="13.518cm">
          <text:p text:style-name="P1">2249WB</text:p>
          <text:p text:style-name="P1">CH0</text:p>
        </draw:rect>
        <draw:rect draw:style-name="gr4" draw:text-style-name="P3" xml:id="id12" draw:id="id12" draw:layer="layout" svg:width="5cm" svg:height="2cm" svg:x="51.899cm" svg:y="13.499cm">
          <text:p text:style-name="P1"><text:span text:style-name="T2">Long Cable</text:span></text:p>
          <text:p text:style-name="P1"><text:span text:style-name="T2">(188 ns)</text:span></text:p>
        </draw:rect>
        <draw:connector draw:style-name="gr3" draw:text-style-name="P1" draw:layer="layout" svg:x1="56.899cm" svg:y1="14.499cm" svg:x2="89.876cm" svg:y2="14.518cm" draw:start-shape="id12" draw:start-glue-point="1" draw:end-shape="id13" draw:end-glue-point="3" svg:d="m56899 14499h16489v19h16488">
          <text:p/>
        </draw:connector>
        <draw:rect draw:style-name="gr5" draw:text-style-name="P1" xml:id="id16" draw:id="id16" draw:layer="layout" svg:width="5cm" svg:height="2cm" svg:x="90cm" svg:y="17cm">
          <text:p text:style-name="P1">2249WA</text:p>
          <text:p text:style-name="P1">CH0-9</text:p>
        </draw:rect>
        <draw:connector draw:style-name="gr3" draw:text-style-name="P1" draw:layer="layout" svg:x1="24cm" svg:y1="22cm" svg:x2="51.901cm" svg:y2="18.7cm" draw:start-shape="id14" draw:start-glue-point="1" draw:end-shape="id15" draw:end-glue-point="3" svg:d="m24000 22000h13951v-3300h13950">
          <text:p/>
        </draw:connector>
        <draw:connector draw:style-name="gr3" draw:text-style-name="P1" draw:layer="layout" svg:x1="56.901cm" svg:y1="18.7cm" svg:x2="90cm" svg:y2="18cm" draw:start-shape="id15" draw:start-glue-point="1" draw:end-shape="id16" svg:d="m56901 18700h16550v-700h16549">
          <text:p/>
        </draw:connector>
        <draw:custom-shape draw:style-name="gr6" draw:text-style-name="P3" xml:id="id17" draw:id="id17" draw:layer="layout" svg:width="2cm" svg:height="1.5cm" svg:x="6cm" svg:y="35.8cm">
          <text:p text:style-name="P1"><text:span text:style-name="T2">TA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cm" svg:y1="36.55cm" svg:x2="11.5cm" svg:y2="36cm" draw:start-shape="id17" draw:start-glue-point="1" draw:end-shape="id18" draw:end-glue-point="3" svg:d="m8000 36550h1751v-550h1749">
          <text:p/>
        </draw:connector>
        <draw:g xml:id="id51" draw:id="id51">
          <draw:rect draw:style-name="gr7" draw:text-style-name="P3" xml:id="id18" draw:id="id18" draw:layer="layout" svg:width="9.282cm" svg:height="3cm" svg:x="11.5cm" svg:y="34.5cm">
            <text:p text:style-name="P1"><text:span text:style-name="T2">PS710 Discriminator</text:span></text:p>
            <text:p text:style-name="P1"><text:span text:style-name="T2">CH7</text:span></text:p>
            <text:p text:style-name="P1"><text:span text:style-name="T2">THR ~4 MIP</text:span></text:p>
            <text:p text:style-name="P1"><text:span text:style-name="T2">Width ~ 100 ns</text:span></text:p>
          </draw:rect>
          <draw:frame draw:style-name="gr8" draw:text-style-name="P4" draw:layer="layout" svg:width="1.424cm" svg:height="0.962cm" svg:x="11.574cm" svg:y="35.8cm">
            <draw:text-box>
              <text:p><text:span text:style-name="T2">IN</text:span></text:p>
            </draw:text-box>
          </draw:frame>
          <draw:frame draw:style-name="gr9" draw:text-style-name="P4" draw:layer="layout" svg:width="2.317cm" svg:height="0.962cm" svg:x="17.883cm" svg:y="35.837cm">
            <draw:text-box>
              <text:p><text:span text:style-name="T2">OUT</text:span></text:p>
            </draw:text-box>
          </draw:frame>
        </draw:g>
        <draw:connector draw:style-name="gr3" draw:text-style-name="P1" draw:layer="layout" svg:x1="9.601cm" svg:y1="17.95cm" svg:x2="12cm" svg:y2="17.5cm" draw:start-shape="id19" draw:start-glue-point="1" draw:end-shape="id14" draw:end-glue-point="4" svg:d="m9601 17950h1200v-450h1199">
          <text:p/>
        </draw:connector>
        <draw:connector draw:style-name="gr3" draw:text-style-name="P1" draw:layer="layout" svg:x1="9.601cm" svg:y1="19.95cm" svg:x2="12cm" svg:y2="19.5cm" draw:start-shape="id20" draw:start-glue-point="1" draw:end-shape="id14" draw:end-glue-point="5" svg:d="m9601 19950h1200v-450h1199">
          <text:p/>
        </draw:connector>
        <draw:custom-shape draw:style-name="gr6" draw:text-style-name="P3" xml:id="id21" draw:id="id21" draw:layer="layout" svg:width="2cm" svg:height="1.5cm" svg:x="6cm" svg:y="39.8cm">
          <text:p text:style-name="P1"><text:span text:style-name="T2">TB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cm" svg:y1="40.55cm" svg:x2="11.5cm" svg:y2="40.5cm" draw:start-shape="id21" draw:start-glue-point="1" draw:end-shape="id22" draw:end-glue-point="3" svg:d="m8000 40550h1751v-50h1749">
          <text:p/>
        </draw:connector>
        <draw:g xml:id="id53" draw:id="id53">
          <draw:rect draw:style-name="gr7" draw:text-style-name="P3" xml:id="id22" draw:id="id22" draw:layer="layout" svg:width="9.282cm" svg:height="3cm" svg:x="11.5cm" svg:y="39cm">
            <text:p text:style-name="P1"><text:span text:style-name="T2">PS710 Discriminator</text:span></text:p>
            <text:p text:style-name="P1"><text:span text:style-name="T2">CH7</text:span></text:p>
            <text:p text:style-name="P1"><text:span text:style-name="T2">THR ~4 MIP</text:span></text:p>
            <text:p text:style-name="P1"><text:span text:style-name="T2">Width ~ 100 ns</text:span></text:p>
          </draw:rect>
          <draw:frame draw:style-name="gr8" draw:text-style-name="P4" draw:layer="layout" svg:width="1.424cm" svg:height="0.962cm" svg:x="11.574cm" svg:y="39.8cm">
            <draw:text-box>
              <text:p><text:span text:style-name="T2">IN</text:span></text:p>
            </draw:text-box>
          </draw:frame>
          <draw:frame draw:style-name="gr10" draw:text-style-name="P4" draw:layer="layout" svg:width="2.317cm" svg:height="0.962cm" svg:x="17.883cm" svg:y="40.101cm">
            <draw:text-box>
              <text:p><text:span text:style-name="T2">OUT</text:span></text:p>
            </draw:text-box>
          </draw:frame>
        </draw:g>
        <draw:g xml:id="id70" draw:id="id70">
          <draw:rect draw:style-name="gr11" draw:text-style-name="P3" xml:id="id23" draw:id="id23" draw:layer="layout" svg:width="12.5cm" svg:height="4.2cm" svg:x="48.2cm" svg:y="31cm">
            <draw:glue-point draw:id="4" svg:x="5cm" svg:y="-2.857cm"/>
            <draw:glue-point draw:id="5" svg:x="5cm" svg:y="1.904cm"/>
            <text:p text:style-name="P1"><text:span text:style-name="T2">PS794 Gate &amp; Delay</text:span></text:p>
            <text:p text:style-name="P1"><text:span text:style-name="T2">Time = 20 us</text:span></text:p>
            <text:p text:style-name="P1"><text:span text:style-name="T2">CH1</text:span></text:p>
          </draw:rect>
          <draw:frame draw:style-name="gr12" draw:text-style-name="P4" draw:layer="layout" svg:width="3.398cm" svg:height="0.962cm" svg:x="48cm" svg:y="32.637cm">
            <draw:text-box>
              <text:p><text:span text:style-name="T2">TRIGGER</text:span></text:p>
            </draw:text-box>
          </draw:frame>
          <draw:frame draw:style-name="gr12" draw:text-style-name="P4" draw:layer="layout" svg:width="1.632cm" svg:height="0.962cm" svg:x="59.059cm" svg:y="31.6cm">
            <draw:text-box>
              <text:p><text:span text:style-name="T2">TTL</text:span></text:p>
            </draw:text-box>
          </draw:frame>
          <draw:frame draw:style-name="gr12" draw:text-style-name="P4" draw:layer="layout" svg:width="2.534cm" svg:height="0.962cm" svg:x="58.26cm" svg:y="33.601cm">
            <draw:text-box>
              <text:p><text:span text:style-name="T2">DELAY</text:span></text:p>
            </draw:text-box>
          </draw:frame>
        </draw:g>
        <draw:connector draw:style-name="gr3" draw:text-style-name="P1" draw:layer="layout" svg:x1="60.7cm" svg:y1="33.899cm" svg:x2="65.8cm" svg:y2="33.1cm" draw:start-shape="id23" draw:start-glue-point="5" draw:end-shape="id24" draw:end-glue-point="3" svg:d="m60700 33899h2550v-799h2550">
          <text:p/>
        </draw:connector>
        <draw:g xml:id="id55" draw:id="id55">
          <draw:rect draw:style-name="gr11" draw:text-style-name="P3" xml:id="id24" draw:id="id24" draw:layer="layout" svg:width="12.5cm" svg:height="4.2cm" svg:x="65.8cm" svg:y="31cm">
            <draw:glue-point draw:id="4" svg:x="5cm" svg:y="-2.857cm"/>
            <draw:glue-point draw:id="5" svg:x="5cm" svg:y="1.904cm"/>
            <text:p text:style-name="P1"><text:span text:style-name="T2">PS794 Gate &amp; Delay</text:span></text:p>
            <text:p text:style-name="P1"><text:span text:style-name="T2">Time ~ 500 us</text:span></text:p>
            <text:p text:style-name="P1"><text:span text:style-name="T2">CH2</text:span></text:p>
          </draw:rect>
          <draw:frame draw:style-name="gr12" draw:text-style-name="P4" draw:layer="layout" svg:width="2.187cm" svg:height="0.962cm" svg:x="75.933cm" svg:y="32.5cm">
            <draw:text-box>
              <text:p><text:span text:style-name="T2">GATE</text:span></text:p>
            </draw:text-box>
          </draw:frame>
          <draw:frame draw:style-name="gr12" draw:text-style-name="P4" draw:layer="layout" svg:width="3.398cm" svg:height="0.962cm" svg:x="66.034cm" svg:y="32.601cm">
            <draw:text-box>
              <text:p><text:span text:style-name="T2">TRIGGER</text:span></text:p>
            </draw:text-box>
          </draw:frame>
        </draw:g>
        <draw:custom-shape draw:style-name="gr13" draw:text-style-name="P3" xml:id="id28" draw:id="id28" draw:layer="layout" svg:width="6.473cm" svg:height="1.5cm" svg:x="2.4cm" svg:y="45.1cm">
          <text:p text:style-name="P1"><text:span text:style-name="T2">External Trigger</text:span></text:p>
          <text:p text:style-name="P1"><text:span text:style-name="T2">(LVDS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xml:id="id27" draw:id="id27" draw:layer="layout" svg:width="6.473cm" svg:height="1.5cm" svg:x="2.527cm" svg:y="48.4cm">
          <text:p text:style-name="P1"><text:span text:style-name="T2">EVTNO Cable</text:span></text:p>
          <text:p text:style-name="P1"><text:span text:style-name="T2">(RS-422)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" xml:id="id26" draw:id="id26" draw:layer="layout" svg:width="5cm" svg:height="6.5cm" svg:x="89.9cm" svg:y="42.2cm">
          <draw:glue-point draw:id="4" svg:x="-5.002cm" svg:y="-2.692cm"/>
          <draw:glue-point draw:id="5" svg:x="-5.002cm" svg:y="2.692cm"/>
          <text:p text:style-name="P1">KS3470</text:p>
          <text:p text:style-name="P1">Bit Register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1cm" svg:y1="43.701cm" svg:x2="89.9cm" svg:y2="43.701cm" draw:start-shape="id25" draw:start-glue-point="6" draw:end-shape="id26" draw:end-glue-point="4" svg:d="m81000 43701h8900">
          <text:p/>
        </draw:connector>
        <draw:connector draw:style-name="gr15" draw:text-style-name="P1" draw:layer="layout" svg:x1="81cm" svg:y1="47.199cm" svg:x2="89.9cm" svg:y2="47.199cm" draw:start-shape="id25" draw:start-glue-point="7" draw:end-shape="id26" draw:end-glue-point="5" svg:d="m81000 47199h8900">
          <text:p/>
        </draw:connector>
        <draw:connector draw:style-name="gr15" draw:text-style-name="P1" draw:layer="layout" draw:line-skew="11.85cm" svg:x1="9cm" svg:y1="49.15cm" svg:x2="64.5cm" svg:y2="47.199cm" draw:start-shape="id27" draw:start-glue-point="1" draw:end-shape="id25" draw:end-glue-point="5" svg:d="m9000 49150h39600v-1951h15900">
          <text:p/>
        </draw:connector>
        <draw:custom-shape draw:style-name="gr16" draw:text-style-name="P1" xml:id="id29" draw:id="id29" draw:layer="layout" svg:width="6.4cm" svg:height="2.5cm" svg:x="12.6cm" svg:y="44.6cm">
          <text:p text:style-name="P1">LVDS to TTL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8.873cm" svg:y1="45.85cm" svg:x2="12.6cm" svg:y2="45.85cm" draw:start-shape="id28" draw:start-glue-point="1" draw:end-shape="id29" draw:end-glue-point="3" svg:d="m8873 45850h3727">
          <text:p/>
        </draw:connector>
        <draw:g>
          <draw:custom-shape draw:style-name="gr17" draw:text-style-name="P1" draw:layer="layout" svg:width="9cm" svg:height="7.5cm" svg:x="36.6cm" svg:y="40cm">
            <draw:glue-point draw:id="8" svg:x="-5cm" svg:y="-2.555cm"/>
            <draw:glue-point draw:id="9" svg:x="-5cm" svg:y="3cm"/>
            <draw:glue-point draw:id="10" svg:x="2.777cm" svg:y="-3.666cm"/>
            <draw:glue-point draw:id="11" svg:x="2.777cm" svg:y="4.111cm"/>
            <draw:glue-point draw:id="12" svg:x="-0.555cm" svg:y="-0.333cm"/>
            <draw:glue-point draw:id="13" svg:x="-2.222cm" svg:y="5.002cm"/>
            <text:p text:style-name="P1">LRS622 Coincidence</text:p>
            <text:p text:style-name="P1">CH2</text:p>
            <text:p text:style-name="P1">Mode = AND</text:p>
            <text:p text:style-name="P1">Width = 20 us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12" draw:layer="layout" svg:width="1.137cm" svg:height="0.962cm" svg:x="36.6cm" svg:y="45.537cm">
            <draw:text-box>
              <text:p>IN</text:p>
            </draw:text-box>
          </draw:frame>
          <draw:frame draw:style-name="gr12" xml:id="id31" draw:id="id31" draw:layer="layout" svg:width="1.137cm" svg:height="0.962cm" svg:x="36.6cm" svg:y="41.337cm">
            <draw:text-box>
              <text:p>IN</text:p>
            </draw:text-box>
          </draw:frame>
          <draw:frame draw:style-name="gr12" draw:layer="layout" svg:width="2.763cm" svg:height="0.962cm" svg:x="37.801cm" svg:y="46.338cm">
            <draw:text-box>
              <text:p>INHIBIT</text:p>
            </draw:text-box>
          </draw:frame>
          <draw:frame draw:style-name="gr12" xml:id="id32" draw:id="id32" draw:layer="layout" svg:width="1.844cm" svg:height="0.962cm" svg:x="43.701cm" svg:y="43.438cm">
            <draw:text-box>
              <text:p>OUT</text:p>
            </draw:text-box>
          </draw:frame>
        </draw:g>
        <draw:connector draw:style-name="gr15" draw:text-style-name="P1" draw:layer="layout" svg:x1="43.599cm" svg:y1="36.233cm" svg:x2="36.6cm" svg:y2="41.818cm" draw:start-shape="id30" draw:start-glue-point="11" draw:end-shape="id31" draw:end-glue-point="3" svg:d="m43599 36233v2886h-7500v2699h501">
          <text:p/>
        </draw:connector>
        <draw:custom-shape draw:style-name="gr18" draw:text-style-name="P3" xml:id="id33" draw:id="id33" draw:layer="layout" svg:width="6.4cm" svg:height="2.5cm" svg:x="51.6cm" svg:y="42.7cm">
          <text:p text:style-name="P1"><text:span text:style-name="T2">NIM to TTL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45.545cm" svg:y1="43.919cm" svg:x2="51.6cm" svg:y2="43.95cm" draw:start-shape="id32" draw:start-glue-point="1" draw:end-shape="id33" draw:end-glue-point="3" svg:d="m45545 43919h3028v31h3027">
          <text:p/>
        </draw:connector>
        <draw:connector draw:style-name="gr15" draw:text-style-name="P1" draw:layer="layout" svg:x1="58cm" svg:y1="43.95cm" svg:x2="64.5cm" svg:y2="43.701cm" draw:start-shape="id33" draw:start-glue-point="1" draw:end-shape="id25" draw:end-glue-point="4" svg:d="m58000 43950h3250v-249h3250">
          <text:p/>
        </draw:connector>
        <draw:frame draw:style-name="gr12" draw:layer="layout" svg:width="3.08cm" svg:height="0.962cm" svg:x="89.9cm" svg:y="46.7cm">
          <draw:text-box>
            <text:p>BIT[22:0]</text:p>
          </draw:text-box>
        </draw:frame>
        <draw:frame draw:style-name="gr12" draw:layer="layout" svg:width="2.195cm" svg:height="0.962cm" svg:x="89.9cm" svg:y="43.3cm">
          <draw:text-box>
            <text:p>BIT23</text:p>
          </draw:text-box>
        </draw:frame>
        <draw:g>
          <draw:rect draw:style-name="gr19" draw:text-style-name="P1" xml:id="id25" draw:id="id25" draw:layer="layout" svg:width="16.5cm" svg:height="6.5cm" svg:x="64.5cm" svg:y="42.2cm">
            <draw:glue-point draw:id="4" svg:x="-5cm" svg:y="-2.692cm"/>
            <draw:glue-point draw:id="5" svg:x="-5cm" svg:y="2.692cm"/>
            <draw:glue-point draw:id="6" svg:x="5cm" svg:y="-2.692cm"/>
            <draw:glue-point draw:id="7" svg:x="5cm" svg:y="2.692cm"/>
            <text:p text:style-name="P1">CERN EVTNO Board</text:p>
          </draw:rect>
          <draw:frame draw:style-name="gr10" draw:layer="layout" svg:width="6.6cm" svg:height="0.962cm" svg:x="75.9cm" svg:y="43.2cm">
            <draw:text-box>
              <text:p>TRIG STRETCH</text:p>
            </draw:text-box>
          </draw:frame>
          <draw:frame draw:style-name="gr10" draw:layer="layout" svg:width="7.718cm" svg:height="0.962cm" svg:x="73.2cm" svg:y="46.739cm">
            <draw:text-box>
              <text:p>PARALLEL EVTNO[22:0]</text:p>
            </draw:text-box>
          </draw:frame>
          <draw:frame draw:style-name="gr12" draw:layer="layout" svg:width="2.022cm" svg:height="0.962cm" svg:x="64.5cm" svg:y="43.3cm">
            <draw:text-box>
              <text:p>TRIG</text:p>
            </draw:text-box>
          </draw:frame>
          <draw:frame draw:style-name="gr12" draw:layer="layout" svg:width="5.099cm" svg:height="0.962cm" svg:x="64.5cm" svg:y="46.6cm">
            <draw:text-box>
              <text:p>SERIAL EVTNO</text:p>
            </draw:text-box>
          </draw:frame>
        </draw:g>
        <draw:g>
          <draw:custom-shape draw:style-name="gr17" draw:text-style-name="P1" xml:id="id30" draw:id="id30" draw:layer="layout" svg:width="9cm" svg:height="7.5cm" svg:x="36.6cm" svg:y="29.4cm">
            <draw:glue-point draw:id="8" svg:x="-5cm" svg:y="-2.555cm"/>
            <draw:glue-point draw:id="9" svg:x="-5cm" svg:y="3cm"/>
            <draw:glue-point draw:id="10" svg:x="2.777cm" svg:y="-3.666cm"/>
            <draw:glue-point draw:id="11" svg:x="2.777cm" svg:y="4.111cm"/>
            <draw:glue-point draw:id="12" svg:x="-0.555cm" svg:y="-0.333cm"/>
            <draw:glue-point draw:id="13" svg:x="-2.222cm" svg:y="5.002cm"/>
            <text:p text:style-name="P1">LRS622 Coincidence</text:p>
            <text:p text:style-name="P1">CH1</text:p>
            <text:p text:style-name="P1">Mode = OR</text:p>
            <text:p text:style-name="P1">Width = 20 us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12" draw:layer="layout" svg:width="1.137cm" svg:height="0.962cm" svg:x="36.6cm" svg:y="34.937cm">
            <draw:text-box>
              <text:p>IN</text:p>
            </draw:text-box>
          </draw:frame>
          <draw:frame draw:style-name="gr12" draw:layer="layout" svg:width="1.137cm" svg:height="0.962cm" svg:x="36.6cm" svg:y="30.737cm">
            <draw:text-box>
              <text:p>IN</text:p>
            </draw:text-box>
          </draw:frame>
          <draw:frame draw:style-name="gr12" draw:layer="layout" svg:width="2.763cm" svg:height="0.962cm" svg:x="37.801cm" svg:y="35.738cm">
            <draw:text-box>
              <text:p>INHIBIT</text:p>
            </draw:text-box>
          </draw:frame>
          <draw:frame draw:style-name="gr12" draw:layer="layout" svg:width="1.844cm" svg:height="0.962cm" svg:x="42.901cm" svg:y="30.838cm">
            <draw:text-box>
              <text:p>OUT</text:p>
            </draw:text-box>
          </draw:frame>
          <draw:frame draw:style-name="gr12" draw:layer="layout" svg:width="1.844cm" svg:height="0.962cm" svg:x="42.901cm" svg:y="34.738cm">
            <draw:text-box>
              <text:p>OUT</text:p>
            </draw:text-box>
          </draw:frame>
          <draw:frame draw:style-name="gr12" draw:layer="layout" svg:width="2.195cm" svg:height="0.962cm" svg:x="43.401cm" svg:y="32.638cm">
            <draw:text-box>
              <text:p>OUTn</text:p>
            </draw:text-box>
          </draw:frame>
        </draw:g>
        <draw:custom-shape draw:style-name="gr20" draw:text-style-name="P1" xml:id="id35" draw:id="id35" draw:layer="layout" svg:width="6cm" svg:height="5.6cm" svg:x="89.5cm" svg:y="27.4cm">
          <draw:glue-point draw:id="4" svg:x="5cm" svg:y="-3.064cm"/>
          <draw:glue-point draw:id="5" svg:x="5cm" svg:y="3.387cm"/>
          <text:p text:style-name="P1">CC-USB</text:p>
          <text:p text:style-name="P1">Pulser</text:p>
          <draw:enhanced-geometry svg:viewBox="0 0 21600 21600" draw:type="rectangle" draw:enhanced-path="M 0 0 L 21600 0 21600 21600 0 21600 0 0 Z N"/>
        </draw:custom-shape>
        <draw:frame draw:style-name="gr12" xml:id="id34" draw:id="id34" draw:layer="layout" svg:width="1.031cm" svg:height="0.962cm" svg:x="89.376cm" svg:y="28.419cm">
          <draw:text-box>
            <text:p>I1</text:p>
          </draw:text-box>
        </draw:frame>
        <draw:frame draw:style-name="gr12" draw:layer="layout" svg:width="1.349cm" svg:height="0.962cm" svg:x="94.277cm" svg:y="27.519cm">
          <draw:text-box>
            <text:p>O1</text:p>
          </draw:text-box>
        </draw:frame>
        <draw:frame draw:style-name="gr12" xml:id="id37" draw:id="id37" draw:layer="layout" svg:width="1.349cm" svg:height="0.962cm" svg:x="94.278cm" svg:y="29.419cm">
          <draw:text-box>
            <text:p>O3</text:p>
          </draw:text-box>
        </draw:frame>
        <draw:connector draw:style-name="gr15" draw:text-style-name="P1" draw:layer="layout" svg:x1="43.599cm" svg:y1="30.401cm" svg:x2="89.376cm" svg:y2="28.9cm" draw:start-shape="id30" draw:start-glue-point="10" draw:end-shape="id34" draw:end-glue-point="3" svg:d="m43599 30401v-1502h23890v1h21887">
          <text:p/>
        </draw:connector>
        <draw:rect draw:style-name="gr5" draw:text-style-name="P1" xml:id="id36" draw:id="id36" draw:layer="layout" svg:width="5cm" svg:height="2cm" svg:x="90cm" svg:y="20cm">
          <text:p text:style-name="P1">2249WA</text:p>
          <text:p text:style-name="P1">GATE</text:p>
        </draw:rect>
        <draw:rect draw:style-name="gr5" draw:text-style-name="P1" xml:id="id38" draw:id="id38" draw:layer="layout" svg:width="5cm" svg:height="2cm" svg:x="90cm" svg:y="22.9cm">
          <text:p text:style-name="P1">2249WB</text:p>
          <text:p text:style-name="P1">GATE</text:p>
        </draw:rect>
        <draw:connector draw:style-name="gr15" draw:text-style-name="P1" xml:id="id59" draw:id="id59" draw:layer="layout" draw:line-skew="0cm 2.3cm -1.499cm" svg:x1="95.5cm" svg:y1="28.485cm" svg:x2="90cm" svg:y2="21cm" draw:start-shape="id35" draw:start-glue-point="4" draw:end-shape="id36" draw:end-glue-point="3" svg:d="m95500 28485h501v-1485h-8001v-6000h2000">
          <text:p/>
        </draw:connector>
        <draw:connector draw:style-name="gr15" draw:text-style-name="P1" xml:id="id57" draw:id="id57" draw:layer="layout" draw:line-skew="0.873cm -1.16cm" svg:x1="95.627cm" svg:y1="29.9cm" svg:x2="90cm" svg:y2="23.9cm" draw:start-shape="id37" draw:start-glue-point="1" draw:end-shape="id38" draw:end-glue-point="3" svg:d="m95627 29900h1373v-3900h-7501v-2100h501">
          <text:p/>
        </draw:connector>
        <draw:frame draw:style-name="gr12" draw:layer="layout" svg:width="3.177cm" svg:height="0.962cm" svg:x="12cm" svg:y="17.093cm">
          <draw:text-box>
            <text:p>HVMainA</text:p>
          </draw:text-box>
        </draw:frame>
        <draw:frame draw:style-name="gr12" draw:layer="layout" svg:width="3.177cm" svg:height="0.962cm" svg:x="12.001cm" svg:y="17.993cm">
          <draw:text-box>
            <text:p>HVMainB</text:p>
          </draw:text-box>
        </draw:frame>
        <draw:frame draw:style-name="gr12" draw:layer="layout" svg:width="2.614cm" svg:height="0.962cm" svg:x="12.002cm" svg:y="18.993cm">
          <draw:text-box>
            <text:p>HVD2A</text:p>
          </draw:text-box>
        </draw:frame>
        <draw:frame draw:style-name="gr12" draw:layer="layout" svg:width="2.614cm" svg:height="0.962cm" svg:x="12.002cm" svg:y="19.893cm">
          <draw:text-box>
            <text:p>HVD2A</text:p>
          </draw:text-box>
        </draw:frame>
        <draw:connector draw:style-name="gr15" draw:text-style-name="P1" draw:layer="layout" svg:x1="9.601cm" svg:y1="17.95cm" svg:x2="12cm" svg:y2="18.5cm" draw:start-shape="id19" draw:start-glue-point="1" draw:end-shape="id14" draw:end-glue-point="9" svg:d="m9601 17950h1200v550h1199">
          <text:p/>
        </draw:connector>
        <draw:connector draw:style-name="gr15" draw:text-style-name="P1" draw:layer="layout" svg:x1="9.601cm" svg:y1="19.95cm" svg:x2="12cm" svg:y2="20.5cm" draw:start-shape="id20" draw:start-glue-point="1" draw:end-shape="id14" draw:end-glue-point="10" svg:d="m9601 19950h1200v550h1199">
          <text:p/>
        </draw:connector>
        <draw:connector draw:style-name="gr15" draw:text-style-name="P1" draw:layer="layout" svg:x1="9.601cm" svg:y1="21.95cm" svg:x2="12cm" svg:y2="21.5cm" draw:start-shape="id39" draw:start-glue-point="1" draw:end-shape="id14" draw:end-glue-point="6" svg:d="m9601 21950h1200v-450h1199">
          <text:p/>
        </draw:connector>
        <draw:connector draw:style-name="gr15" draw:text-style-name="P1" draw:layer="layout" svg:x1="9.601cm" svg:y1="21.95cm" svg:x2="12cm" svg:y2="22.5cm" draw:start-shape="id39" draw:start-glue-point="1" draw:end-shape="id14" draw:end-glue-point="15" svg:d="m9601 21950h1200v550h1199">
          <text:p/>
        </draw:connector>
        <draw:connector draw:style-name="gr15" draw:text-style-name="P1" draw:layer="layout" svg:x1="9.601cm" svg:y1="24.05cm" svg:x2="12cm" svg:y2="23.5cm" draw:start-shape="id40" draw:start-glue-point="1" draw:end-shape="id14" draw:end-glue-point="7" svg:d="m9601 24050h1200v-550h1199">
          <text:p/>
        </draw:connector>
        <draw:connector draw:style-name="gr15" draw:text-style-name="P1" draw:layer="layout" svg:x1="9.601cm" svg:y1="24.05cm" svg:x2="12cm" svg:y2="24.5cm" draw:start-shape="id40" draw:start-glue-point="1" draw:end-shape="id14" draw:end-glue-point="12" svg:d="m9601 24050h1200v450h1199">
          <text:p/>
        </draw:connector>
        <draw:frame draw:style-name="gr12" draw:layer="layout" svg:width="2.614cm" svg:height="0.962cm" svg:x="12.002cm" svg:y="20.993cm">
          <draw:text-box>
            <text:p>HVD1A</text:p>
          </draw:text-box>
        </draw:frame>
        <draw:frame draw:style-name="gr12" draw:layer="layout" svg:width="2.614cm" svg:height="0.962cm" svg:x="12.002cm" svg:y="21.893cm">
          <draw:text-box>
            <text:p>HVD1B</text:p>
          </draw:text-box>
        </draw:frame>
        <draw:frame draw:style-name="gr12" draw:layer="layout" svg:width="2.026cm" svg:height="0.962cm" svg:x="12.002cm" svg:y="22.993cm">
          <draw:text-box>
            <text:p>+5VA</text:p>
          </draw:text-box>
        </draw:frame>
        <draw:frame draw:style-name="gr12" draw:layer="layout" svg:width="2.073cm" svg:height="0.962cm" svg:x="12.002cm" svg:y="23.893cm">
          <draw:text-box>
            <text:p>+5VB</text:p>
          </draw:text-box>
        </draw:frame>
        <draw:frame draw:style-name="gr12" xml:id="id69" draw:id="id69" draw:layer="layout" svg:width="2.335cm" svg:height="0.962cm" svg:x="12.002cm" svg:y="25.993cm">
          <draw:text-box>
            <text:p>DONB</text:p>
          </draw:text-box>
        </draw:frame>
        <draw:frame draw:style-name="gr12" xml:id="id68" draw:id="id68" draw:layer="layout" svg:width="2.335cm" svg:height="0.962cm" svg:x="12.002cm" svg:y="25.193cm">
          <draw:text-box>
            <text:p>DONA</text:p>
          </draw:text-box>
        </draw:frame>
        <draw:frame draw:style-name="gr12" draw:layer="layout" svg:width="2.758cm" svg:height="0.962cm" svg:x="21.201cm" svg:y="21.393cm">
          <draw:text-box>
            <text:p>ANODE</text:p>
          </draw:text-box>
        </draw:frame>
        <draw:g>
          <draw:custom-shape draw:style-name="gr21" draw:text-style-name="P1" draw:layer="layout" svg:width="15cm" svg:height="26cm" svg:x="10cm" svg:y="2.5cm">
            <text:p/>
            <draw:enhanced-geometry svg:viewBox="0 0 21600 21600" draw:type="rectangle" draw:enhanced-path="M 0 0 L 21600 0 21600 21600 0 21600 0 0 Z N"/>
          </draw:custom-shape>
          <draw:frame draw:style-name="gr12" draw:layer="layout" svg:width="14.002cm" svg:height="0.962cm" svg:x="10.7cm" svg:y="1.6cm">
            <draw:text-box>
              <text:p>Prototype BSD Enclosure (7 m from electronics)</text:p>
            </draw:text-box>
          </draw:frame>
        </draw:g>
        <draw:g>
          <draw:custom-shape draw:style-name="gr21" draw:text-style-name="P1" draw:layer="layout" svg:width="15cm" svg:height="46.877cm" svg:x="85cm" svg:y="3.123cm">
            <text:p/>
            <draw:enhanced-geometry svg:viewBox="0 0 21600 21600" draw:type="rectangle" draw:enhanced-path="M 0 0 L 21600 0 21600 21600 0 21600 0 0 Z N"/>
          </draw:custom-shape>
          <draw:frame draw:style-name="gr22" draw:layer="layout" svg:width="4.519cm" svg:height="1.735cm" svg:x="90cm" svg:y="2cm">
            <draw:text-box>
              <text:p>CAMAC Crate</text:p>
            </draw:text-box>
          </draw:frame>
        </draw:g>
        <draw:custom-shape draw:style-name="gr20" draw:text-style-name="P1" xml:id="id41" draw:id="id41" draw:layer="layout" svg:width="6cm" svg:height="3.1cm" svg:x="89.5cm" svg:y="34.6cm">
          <draw:glue-point draw:id="4" svg:x="5cm" svg:y="-3.064cm"/>
          <draw:glue-point draw:id="5" svg:x="5cm" svg:y="3.387cm"/>
          <text:p text:style-name="P1">CC-USB</text:p>
          <text:p text:style-name="P1">USB Interface</text:p>
          <draw:enhanced-geometry svg:viewBox="0 0 21600 21600" draw:type="rectangle" draw:enhanced-path="M 0 0 L 21600 0 21600 21600 0 21600 0 0 Z N"/>
        </draw:custom-shape>
        <draw:custom-shape draw:style-name="gr23" draw:text-style-name="P3" xml:id="id42" draw:id="id42" draw:layer="layout" svg:width="5cm" svg:height="3.6cm" svg:x="105.5cm" svg:y="30.2cm">
          <draw:glue-point draw:id="4" svg:x="5cm" svg:y="-3.064cm"/>
          <draw:glue-point draw:id="5" svg:x="5cm" svg:y="3.387cm"/>
          <text:p text:style-name="P1"><text:span text:style-name="T2">Remote </text:span></text:p>
          <text:p text:style-name="P1"><text:span text:style-name="T2">USB</text:span></text:p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95.5cm" svg:y1="36.15cm" svg:x2="105.5cm" svg:y2="32cm" draw:start-shape="id41" draw:start-glue-point="1" draw:end-shape="id42" draw:end-glue-point="3" svg:d="m95500 36150h5000v-4150h5000">
          <text:p/>
        </draw:connector>
        <draw:custom-shape draw:style-name="gr23" draw:text-style-name="P3" xml:id="id43" draw:id="id43" draw:layer="layout" svg:width="5cm" svg:height="3.6cm" svg:x="105.5cm" svg:y="38.8cm">
          <draw:glue-point draw:id="4" svg:x="5cm" svg:y="-3.064cm"/>
          <draw:glue-point draw:id="5" svg:x="5cm" svg:y="3.387cm"/>
          <text:p text:style-name="P1"><text:span text:style-name="T2">Local</text:span></text:p>
          <text:p text:style-name="P1"><text:span text:style-name="T2">USB</text:span></text:p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999cm 0cm -1.499cm" svg:x1="110.5cm" svg:y1="32cm" svg:x2="105.5cm" svg:y2="40.6cm" draw:start-shape="id42" draw:start-glue-point="1" draw:end-shape="id43" draw:end-glue-point="3" svg:d="m110500 32000h1500v4300h-8500v4300h2000">
          <text:p/>
        </draw:connector>
        <draw:frame draw:style-name="gr12" draw:layer="layout" svg:width="3.664cm" svg:height="0.962cm" svg:x="106.213cm" svg:y="35.438cm">
          <draw:text-box>
            <text:p>50 m CAT5</text:p>
          </draw:text-box>
        </draw:frame>
        <draw:custom-shape draw:style-name="gr23" draw:text-style-name="P3" xml:id="id44" draw:id="id44" draw:layer="layout" svg:width="5cm" svg:height="3.6cm" svg:x="105.5cm" svg:y="45.4cm">
          <draw:glue-point draw:id="4" svg:x="5cm" svg:y="-3.064cm"/>
          <draw:glue-point draw:id="5" svg:x="5cm" svg:y="3.387cm"/>
          <text:p text:style-name="P1"><text:span text:style-name="T2">BSD DAQ</text:span></text:p>
          <text:p text:style-name="P1"><text:span text:style-name="T2">Laptop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999cm 0cm -1.499cm" svg:x1="110.5cm" svg:y1="40.6cm" svg:x2="105.5cm" svg:y2="47.2cm" draw:start-shape="id43" draw:start-glue-point="1" draw:end-shape="id44" draw:end-glue-point="3" svg:d="m110500 40600h1500v3300h-8500v3300h2000">
          <text:p/>
        </draw:connector>
        <draw:custom-shape draw:style-name="gr23" draw:text-style-name="P3" xml:id="id46" draw:id="id46" draw:layer="layout" svg:width="5cm" svg:height="3.6cm" svg:x="105.5cm" svg:y="6.5cm">
          <draw:glue-point draw:id="4" svg:x="5cm" svg:y="-3.064cm"/>
          <draw:glue-point draw:id="5" svg:x="5cm" svg:y="3.387cm"/>
          <draw:glue-point draw:id="6" svg:x="-5cm" svg:y="-3.611cm"/>
          <draw:glue-point draw:id="7" svg:x="-5cm" svg:y="-2.222cm"/>
          <draw:glue-point draw:id="8" svg:x="-5cm" svg:y="1.944cm"/>
          <draw:glue-point draw:id="9" svg:x="-5cm" svg:y="3.333cm"/>
          <text:p text:style-name="P1"><text:span text:style-name="T2">Oscilloscope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47" draw:id="id47" draw:layer="layout" svg:width="5cm" svg:height="3.6cm" svg:x="105.5cm" svg:y="15.1cm">
          <draw:glue-point draw:id="4" svg:x="5cm" svg:y="-3.064cm"/>
          <draw:glue-point draw:id="5" svg:x="5cm" svg:y="3.387cm"/>
          <text:p text:style-name="P1"><text:span text:style-name="T2">Network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48" draw:id="id48" draw:layer="layout" svg:width="5cm" svg:height="3.6cm" svg:x="105.5cm" svg:y="21.7cm">
          <draw:glue-point draw:id="4" svg:x="5cm" svg:y="-3.064cm"/>
          <draw:glue-point draw:id="5" svg:x="5cm" svg:y="3.387cm"/>
          <text:p text:style-name="P1"><text:span text:style-name="T2">Scope</text:span></text:p>
          <text:p text:style-name="P1"><text:span text:style-name="T2">Monitor</text:span></text:p>
          <text:p text:style-name="P1"><text:span text:style-name="T2">Lapto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1" draw:id="id71" draw:layer="layout" svg:width="2cm" svg:height="1.5cm" svg:x="34cm" svg:y="9cm">
          <text:p text:style-name="P1"><text:span text:style-name="T2">OCH3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20cm" svg:y1="10.75cm" svg:x2="27.8cm" svg:y2="10.7cm" draw:start-shape="id4" draw:start-glue-point="1" draw:end-shape="id45" draw:end-glue-point="3" svg:d="m20000 10750h3900v-50h3900">
          <text:p/>
        </draw:connector>
        <draw:connector draw:style-name="gr24" draw:text-style-name="P1" draw:layer="layout" draw:line-skew="0cm 0.999cm" svg:x1="110.5cm" svg:y1="8.3cm" svg:x2="105.5cm" svg:y2="16.9cm" draw:start-shape="id46" draw:start-glue-point="1" draw:end-shape="id47" draw:end-glue-point="3" svg:d="m110500 8300h501v5299h-6002v3301h501">
          <text:p/>
        </draw:connector>
        <draw:connector draw:style-name="gr24" draw:text-style-name="P1" draw:layer="layout" draw:line-skew="1.499cm 0cm -0.999cm" svg:x1="110.5cm" svg:y1="16.9cm" svg:x2="105.5cm" svg:y2="23.5cm" draw:start-shape="id47" draw:start-glue-point="1" draw:end-shape="id48" draw:end-glue-point="3" svg:d="m110500 16900h2000v3300h-8500v3300h1500">
          <text:p/>
        </draw:connector>
        <draw:frame draw:style-name="gr12" draw:layer="layout" svg:width="3.664cm" svg:height="0.962cm" svg:x="106.214cm" svg:y="12.638cm">
          <draw:text-box>
            <text:p>50 m CAT5</text:p>
          </draw:text-box>
        </draw:frame>
        <draw:frame draw:style-name="gr12" xml:id="id49" draw:id="id49" draw:layer="layout" svg:width="3.249cm" svg:height="0.962cm" svg:x="20.801cm" svg:y="18.993cm">
          <draw:text-box>
            <text:p>1B Anode</text:p>
          </draw:text-box>
        </draw:frame>
        <draw:custom-shape draw:style-name="gr6" draw:text-style-name="P3" xml:id="id50" draw:id="id50" draw:layer="layout" svg:width="2cm" svg:height="1.5cm" svg:x="27.5cm" svg:y="18.5cm">
          <text:p text:style-name="P1"><text:span text:style-name="T2">OCH4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24.05cm" svg:y1="19.474cm" svg:x2="27.5cm" svg:y2="19.25cm" draw:start-shape="id49" draw:start-glue-point="1" draw:end-shape="id50" draw:end-glue-point="3" svg:d="m24050 19474h1725v-224h1725">
          <text:p/>
        </draw:connector>
        <draw:g xml:id="id52" draw:id="id52">
          <draw:glue-point draw:id="4" svg:x="-5cm" svg:y="-3.666cm"/>
          <draw:glue-point draw:id="5" svg:x="-5cm" svg:y="3cm"/>
          <draw:custom-shape draw:style-name="gr17" draw:text-style-name="P1" draw:layer="layout" svg:width="9cm" svg:height="7.5cm" svg:x="24cm" svg:y="33.7cm">
            <draw:glue-point draw:id="8" svg:x="-5cm" svg:y="-2.555cm"/>
            <draw:glue-point draw:id="9" svg:x="-5cm" svg:y="3cm"/>
            <draw:glue-point draw:id="10" svg:x="2.777cm" svg:y="-3.666cm"/>
            <draw:glue-point draw:id="11" svg:x="2.777cm" svg:y="4.111cm"/>
            <draw:glue-point draw:id="12" svg:x="-0.555cm" svg:y="-0.333cm"/>
            <draw:glue-point draw:id="13" svg:x="-2.222cm" svg:y="5.002cm"/>
            <text:p text:style-name="P1">LRS622 Coincidence</text:p>
            <text:p text:style-name="P1">CH3</text:p>
            <text:p text:style-name="P1">Mode = AND</text:p>
            <text:p text:style-name="P1">Width = 20 us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12" draw:layer="layout" svg:width="1.137cm" svg:height="0.962cm" svg:x="24cm" svg:y="39.237cm">
            <draw:text-box>
              <text:p>IN</text:p>
            </draw:text-box>
          </draw:frame>
          <draw:frame draw:style-name="gr12" draw:layer="layout" svg:width="1.137cm" svg:height="0.962cm" svg:x="24cm" svg:y="34.237cm">
            <draw:text-box>
              <text:p>IN</text:p>
            </draw:text-box>
          </draw:frame>
          <draw:frame draw:style-name="gr12" draw:layer="layout" svg:width="2.763cm" svg:height="0.962cm" svg:x="25.201cm" svg:y="40.038cm">
            <draw:text-box>
              <text:p>INHIBIT</text:p>
            </draw:text-box>
          </draw:frame>
          <draw:frame draw:style-name="gr12" draw:layer="layout" svg:width="1.844cm" svg:height="0.962cm" svg:x="31.101cm" svg:y="37.138cm">
            <draw:text-box>
              <text:p>OUT</text:p>
            </draw:text-box>
          </draw:frame>
        </draw:g>
        <draw:connector draw:style-name="gr15" draw:text-style-name="P1" draw:layer="layout" svg:x1="20.782cm" svg:y1="36cm" svg:x2="24cm" svg:y2="34.701cm" draw:start-shape="id51" draw:start-glue-point="1" draw:end-shape="id52" draw:end-glue-point="4" svg:d="m20782 36000h1609v-1299h1609">
          <text:p/>
        </draw:connector>
        <draw:connector draw:style-name="gr15" draw:text-style-name="P1" draw:layer="layout" svg:x1="20.782cm" svg:y1="40.5cm" svg:x2="24cm" svg:y2="39.7cm" draw:start-shape="id53" draw:start-glue-point="1" draw:end-shape="id52" draw:end-glue-point="5" svg:d="m20782 40500h1609v-800h1609">
          <text:p/>
        </draw:connector>
        <draw:connector draw:style-name="gr15" draw:text-style-name="P1" draw:layer="layout" svg:x1="33cm" svg:y1="37.45cm" svg:x2="36.54cm" svg:y2="35.411cm" draw:start-shape="id52" draw:start-glue-point="1" svg:d="m33000 37450h2021v-2039h1519">
          <text:p/>
        </draw:connector>
        <draw:custom-shape draw:style-name="gr6" draw:text-style-name="P3" xml:id="id54" draw:id="id54" draw:layer="layout" svg:width="2cm" svg:height="1.5cm" svg:x="6cm" svg:y="31cm">
          <text:p text:style-name="P1"><text:span text:style-name="T2">PE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8cm" svg:y1="31.75cm" svg:x2="36.368cm" svg:y2="31.283cm" draw:start-shape="id54" draw:start-glue-point="1" svg:d="m8000 31750h14435v-467h13933">
          <text:p/>
        </draw:connector>
        <draw:custom-shape draw:style-name="gr17" draw:text-style-name="P1" xml:id="id56" draw:id="id56" draw:layer="layout" svg:width="4cm" svg:height="3cm" svg:x="79.8cm" svg:y="31.5cm">
          <text:p text:style-name="P1">LRS622</text:p>
          <text:p text:style-name="P1">Coincidence</text:p>
          <text:p text:style-name="P1">INHIBIT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78.3cm" svg:y1="33.1cm" svg:x2="79.8cm" svg:y2="33cm" draw:start-shape="id55" draw:start-glue-point="1" draw:end-shape="id56" svg:d="m78300 33100h750v-100h750">
          <text:p/>
        </draw:connector>
        <draw:custom-shape draw:style-name="gr6" draw:text-style-name="P3" xml:id="id60" draw:id="id60" draw:layer="layout" svg:width="2cm" svg:height="1.5cm" svg:x="82cm" svg:y="26cm">
          <text:p text:style-name="P1"><text:span text:style-name="T2">OCH1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8" draw:id="id58" draw:layer="layout" svg:width="2cm" svg:height="1.5cm" svg:x="101cm" svg:y="24.5cm">
          <text:p text:style-name="P1"><text:span text:style-name="T2">OCH2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draw:line-skew="2.75cm" svg:x1="93.249cm" svg:y1="26cm" svg:x2="101cm" svg:y2="25.25cm" draw:start-shape="id57" draw:start-glue-point="0" draw:end-shape="id58" draw:end-glue-point="3" svg:d="m93249 26000v0h5315v-750h2436">
          <text:p/>
        </draw:connector>
        <draw:connector draw:style-name="gr15" draw:text-style-name="P1" draw:layer="layout" draw:line-skew="-1.986cm" svg:x1="92cm" svg:y1="27cm" svg:x2="84cm" svg:y2="26.75cm" draw:start-shape="id59" draw:start-glue-point="0" draw:end-shape="id60" draw:end-glue-point="1" svg:d="m92000 27000v0h-6000v-250h-2000">
          <text:p/>
        </draw:connector>
        <draw:custom-shape draw:style-name="gr6" draw:text-style-name="P3" xml:id="id61" draw:id="id61" draw:layer="layout" svg:width="2cm" svg:height="1.5cm" svg:x="102cm" svg:y="4.6cm">
          <draw:glue-point draw:id="4" svg:x="0cm" svg:y="-5.006cm"/>
          <draw:glue-point draw:id="5" svg:x="-2.5cm" svg:y="-5.006cm"/>
          <text:p text:style-name="P1"><text:span text:style-name="T2">OCH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2" draw:id="id62" draw:layer="layout" svg:width="2cm" svg:height="1.5cm" svg:x="102cm" svg:y="6.5cm">
          <draw:glue-point draw:id="4" svg:x="0cm" svg:y="-5.006cm"/>
          <draw:glue-point draw:id="5" svg:x="-2.5cm" svg:y="-5.006cm"/>
          <text:p text:style-name="P1"><text:span text:style-name="T2">OCH2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3" draw:id="id63" draw:layer="layout" svg:width="2cm" svg:height="1.5cm" svg:x="102cm" svg:y="8.4cm">
          <draw:glue-point draw:id="4" svg:x="0cm" svg:y="-5.006cm"/>
          <draw:glue-point draw:id="5" svg:x="-2.5cm" svg:y="-5.006cm"/>
          <text:p text:style-name="P1"><text:span text:style-name="T2">OCH3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4" draw:id="id64" draw:layer="layout" svg:width="2cm" svg:height="1.5cm" svg:x="102cm" svg:y="10.3cm">
          <draw:glue-point draw:id="4" svg:x="0cm" svg:y="-5.006cm"/>
          <draw:glue-point draw:id="5" svg:x="-2.5cm" svg:y="-5.006cm"/>
          <text:p text:style-name="P1"><text:span text:style-name="T2">OCH4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104cm" svg:y1="5.35cm" svg:x2="105.5cm" svg:y2="7.001cm" draw:start-shape="id61" draw:start-glue-point="1" draw:end-shape="id46" draw:end-glue-point="6" svg:d="m104000 5350h751v1651h749">
          <text:p/>
        </draw:connector>
        <draw:connector draw:style-name="gr15" draw:text-style-name="P1" draw:layer="layout" svg:x1="104cm" svg:y1="7.25cm" svg:x2="105.5cm" svg:y2="7.501cm" draw:start-shape="id62" draw:start-glue-point="1" draw:end-shape="id46" draw:end-glue-point="7" svg:d="m104000 7250h751v251h749">
          <text:p/>
        </draw:connector>
        <draw:connector draw:style-name="gr15" draw:text-style-name="P1" draw:layer="layout" svg:x1="104cm" svg:y1="9.15cm" svg:x2="105.5cm" svg:y2="8.999cm" draw:start-shape="id63" draw:start-glue-point="1" draw:end-shape="id46" draw:end-glue-point="8" svg:d="m104000 9150h751v-151h749">
          <text:p/>
        </draw:connector>
        <draw:connector draw:style-name="gr15" draw:text-style-name="P1" draw:layer="layout" svg:x1="104cm" svg:y1="11.05cm" svg:x2="105.5cm" svg:y2="9.499cm" draw:start-shape="id64" draw:start-glue-point="1" draw:end-shape="id46" draw:end-glue-point="9" svg:d="m104000 11050h751v-1551h749">
          <text:p/>
        </draw:connector>
        <draw:custom-shape draw:style-name="gr16" draw:text-style-name="P1" xml:id="id65" draw:id="id65" draw:layer="layout" svg:width="6.4cm" svg:height="2.5cm" svg:x="24.299cm" svg:y="44.599cm">
          <text:p text:style-name="P1">TTL to NI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cm" svg:y1="45.85cm" svg:x2="24.299cm" svg:y2="45.849cm" draw:start-shape="id29" draw:start-glue-point="1" draw:end-shape="id65" draw:end-glue-point="3" svg:d="m19000 45850h2650v-1h2649">
          <text:p/>
        </draw:connector>
        <draw:connector draw:style-name="gr3" draw:text-style-name="P1" draw:layer="layout" svg:x1="30.699cm" svg:y1="45.849cm" svg:x2="36.569cm" svg:y2="46.012cm" draw:start-shape="id65" draw:start-glue-point="1" svg:d="m30699 45849h3186v163h2684">
          <text:p/>
        </draw:connector>
        <draw:g>
          <draw:rect draw:style-name="gr25" draw:text-style-name="P3" xml:id="id67" draw:id="id67" draw:layer="layout" svg:width="12.5cm" svg:height="4.2cm" svg:x="48.406cm" svg:y="23cm">
            <draw:glue-point draw:id="4" svg:x="5cm" svg:y="-2.857cm"/>
            <draw:glue-point draw:id="5" svg:x="5cm" svg:y="1.904cm"/>
            <text:p text:style-name="P1"><text:span text:style-name="T2">DG535</text:span></text:p>
            <text:p text:style-name="P1"><text:span text:style-name="T2">TTL, HighZ</text:span></text:p>
            <text:p text:style-name="P1"><text:span text:style-name="T2">Delay = 0 ns</text:span></text:p>
            <text:p text:style-name="P1"><text:span text:style-name="T2">Width = 20 us</text:span></text:p>
          </draw:rect>
          <draw:frame draw:style-name="gr12" draw:text-style-name="P4" xml:id="id66" draw:id="id66" draw:layer="layout" svg:width="3.258cm" svg:height="2.384cm" svg:x="48.606cm" svg:y="24.037cm">
            <draw:text-box>
              <text:p><text:span text:style-name="T2">EXTTRIG</text:span></text:p>
              <text:p><text:span text:style-name="T2">Neg edge</text:span></text:p>
              <text:p><text:span text:style-name="T2">-300mV</text:span></text:p>
            </draw:text-box>
          </draw:frame>
          <draw:frame draw:style-name="gr12" draw:text-style-name="P4" draw:layer="layout" svg:width="1.349cm" svg:height="0.962cm" svg:x="59.265cm" svg:y="23.6cm">
            <draw:text-box>
              <text:p><text:span text:style-name="T2">AB</text:span></text:p>
            </draw:text-box>
          </draw:frame>
          <draw:frame draw:style-name="gr12" draw:text-style-name="P4" draw:layer="layout" svg:width="1.416cm" svg:height="0.962cm" svg:x="59.266cm" svg:y="25.601cm">
            <draw:text-box>
              <text:p><text:span text:style-name="T2">CD</text:span></text:p>
            </draw:text-box>
          </draw:frame>
        </draw:g>
        <draw:connector draw:style-name="gr3" draw:text-style-name="P1" draw:layer="layout" svg:x1="43.568cm" svg:y1="28.893cm" svg:x2="48.606cm" svg:y2="25.23cm" draw:end-shape="id66" svg:d="m43568 28893h2269v-3663h2769">
          <text:p/>
        </draw:connector>
        <draw:connector draw:style-name="gr3" draw:text-style-name="P1" draw:layer="layout" draw:line-skew="2.593cm -0.201cm -0.502cm" svg:x1="60.906cm" svg:y1="23.901cm" svg:x2="12.002cm" svg:y2="25.674cm" draw:start-shape="id67" draw:start-glue-point="4" draw:end-shape="id68" draw:end-glue-point="3" svg:d="m60906 23901h3094v3599h-53000v-1826h1002">
          <text:p/>
        </draw:connector>
        <draw:connector draw:style-name="gr3" draw:text-style-name="P1" draw:layer="layout" draw:line-skew="2.507cm" svg:x1="60.971cm" svg:y1="25.903cm" svg:x2="12.002cm" svg:y2="26.474cm" draw:end-shape="id69" draw:end-glue-point="3" svg:d="m60971 25903v2097h-49469v-1526h500">
          <text:p/>
        </draw:connector>
        <draw:connector draw:style-name="gr3" draw:text-style-name="P1" draw:layer="layout" draw:line-skew="1.466cm" svg:x1="43.568cm" svg:y1="39.124cm" svg:x2="48cm" svg:y2="33.1cm" draw:end-shape="id70" draw:end-glue-point="3" svg:d="m43568 39124h3432v-6024h1000">
          <text:p/>
        </draw:connector>
        <draw:rect draw:style-name="gr4" draw:text-style-name="P3" xml:id="id45" draw:id="id45" draw:layer="layout" svg:width="5cm" svg:height="2cm" svg:x="27.8cm" svg:y="9.7cm">
          <draw:glue-point draw:id="4" svg:x="5cm" svg:y="-3cm"/>
          <draw:glue-point draw:id="5" svg:x="5cm" svg:y="2cm"/>
          <text:p text:style-name="P1"><text:span text:style-name="T2">50 Ohm Splitter</text:span></text:p>
        </draw:rect>
        <draw:connector draw:style-name="gr3" draw:text-style-name="P1" draw:layer="layout" svg:x1="32.8cm" svg:y1="10.1cm" svg:x2="34cm" svg:y2="9.75cm" draw:start-shape="id45" draw:start-glue-point="4" draw:end-shape="id71" draw:end-glue-point="3" svg:d="m32800 10100h600v-350h600">
          <text:p/>
        </draw:connector>
        <draw:rect draw:style-name="gr4" draw:text-style-name="P3" xml:id="id72" draw:id="id72" draw:layer="layout" svg:width="5cm" svg:height="2cm" svg:x="51.9cm" svg:y="10.1cm">
          <text:p text:style-name="P1"><text:span text:style-name="T2">Long Cable</text:span></text:p>
          <text:p text:style-name="P1"><text:span text:style-name="T2">(188 ns)</text:span></text:p>
        </draw:rect>
        <draw:connector draw:style-name="gr3" draw:text-style-name="P1" draw:layer="layout" svg:x1="32.8cm" svg:y1="11.1cm" svg:x2="51.9cm" svg:y2="11.1cm" draw:start-shape="id45" draw:start-glue-point="5" draw:end-shape="id72" draw:end-glue-point="3" svg:d="m32800 11100h19100">
          <text:p/>
        </draw:connector>
        <draw:rect draw:style-name="gr5" draw:text-style-name="P1" xml:id="id74" draw:id="id74" draw:layer="layout" svg:width="5cm" svg:height="2cm" svg:x="90cm" svg:y="10cm">
          <text:p text:style-name="P1">2249WB</text:p>
          <text:p text:style-name="P1">CH3</text:p>
        </draw:rect>
        <draw:rect draw:style-name="gr4" draw:text-style-name="P3" xml:id="id73" draw:id="id73" draw:layer="layout" svg:width="5cm" svg:height="2cm" svg:x="27.9cm" svg:y="13.1cm">
          <draw:glue-point draw:id="4" svg:x="5cm" svg:y="-3cm"/>
          <draw:glue-point draw:id="5" svg:x="5cm" svg:y="2cm"/>
          <text:p text:style-name="P1"><text:span text:style-name="T2">50 Ohm Splitter</text:span></text:p>
        </draw:rect>
        <draw:connector draw:style-name="gr3" draw:text-style-name="P1" draw:layer="layout" svg:x1="20cm" svg:y1="14.5cm" svg:x2="27.9cm" svg:y2="14.1cm" draw:start-shape="id5" draw:start-glue-point="1" draw:end-shape="id73" svg:d="m20000 14500h3950v-400h3950">
          <text:p/>
        </draw:connector>
        <draw:connector draw:style-name="gr3" draw:text-style-name="P1" draw:layer="layout" svg:x1="32.9cm" svg:y1="14.5cm" svg:x2="51.899cm" svg:y2="14.499cm" draw:start-shape="id73" draw:start-glue-point="5" draw:end-shape="id12" draw:end-glue-point="3" svg:d="m32900 14500h9500v-1h9499">
          <text:p/>
        </draw:connector>
        <draw:connector draw:style-name="gr3" draw:text-style-name="P1" draw:layer="layout" svg:x1="56.9cm" svg:y1="11.1cm" svg:x2="90cm" svg:y2="11cm" draw:start-shape="id72" draw:start-glue-point="1" draw:end-shape="id74" svg:d="m56900 11100h16550v-100h16550">
          <text:p/>
        </draw:connector>
        <draw:rect draw:style-name="gr4" draw:text-style-name="P3" xml:id="id75" draw:id="id75" draw:layer="layout" svg:width="5cm" svg:height="2cm" svg:x="35.1cm" svg:y="1.5cm">
          <text:p text:style-name="P1"><text:span text:style-name="T2">Long Cable</text:span></text:p>
          <text:p text:style-name="P1"><text:span text:style-name="T2">(64 ns)</text:span></text:p>
        </draw:rect>
        <draw:connector draw:style-name="gr3" draw:text-style-name="P1" draw:layer="layout" svg:x1="32.901cm" svg:y1="3.5cm" svg:x2="35.1cm" svg:y2="2.5cm" draw:start-shape="id6" draw:start-glue-point="4" draw:end-shape="id75" draw:end-glue-point="3" svg:d="m32901 3500h1100v-1000h1099">
          <text:p/>
        </draw:connector>
        <draw:connector draw:style-name="gr3" draw:text-style-name="P1" draw:layer="layout" svg:x1="40.1cm" svg:y1="2.5cm" svg:x2="42cm" svg:y2="2.55cm" draw:start-shape="id75" draw:start-glue-point="1" draw:end-shape="id76" draw:end-glue-point="3" svg:d="m40100 2500h950v50h950">
          <text:p/>
        </draw:connector>
        <draw:rect draw:style-name="gr4" draw:text-style-name="P3" xml:id="id77" draw:id="id77" draw:layer="layout" svg:width="5cm" svg:height="2cm" svg:x="35cm" svg:y="5.6cm">
          <text:p text:style-name="P1"><text:span text:style-name="T2">Long Cable</text:span></text:p>
          <text:p text:style-name="P1"><text:span text:style-name="T2">(64 ns)</text:span></text:p>
        </draw:rect>
        <draw:connector draw:style-name="gr3" draw:text-style-name="P1" draw:layer="layout" svg:x1="32.9cm" svg:y1="7cm" svg:x2="35cm" svg:y2="6.6cm" draw:start-shape="id7" draw:start-glue-point="4" draw:end-shape="id77" draw:end-glue-point="3" svg:d="m32900 7000h1050v-400h1050">
          <text:p/>
        </draw:connector>
        <draw:connector draw:style-name="gr3" draw:text-style-name="P1" draw:layer="layout" svg:x1="40cm" svg:y1="6.6cm" svg:x2="42cm" svg:y2="6.75cm" draw:start-shape="id77" draw:start-glue-point="1" draw:end-shape="id78" draw:end-glue-point="3" svg:d="m40000 6600h1000v1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4.3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57M47S</meta:editing-duration>
    <meta:editing-cycles>126</meta:editing-cycles>
    <meta:generator>LibreOffice/3.5$Linux_X86_64 LibreOffice_project/350m1$Build-2</meta:generator>
    <dc:date>2012-12-31T11:35:09</dc:date>
    <dc:creator>tyler </dc:creator>
    <meta:document-statistic meta:object-count="196"/>
  </office:meta>
</office:document-meta>
</file>